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182cm" fo:margin-left="-0.191cm" fo:margin-right="1.007cm" table:align="margins" style:writing-mode="lr-tb"/>
    </style:style>
    <style:style style:name="Tableau2.A" style:family="table-column">
      <style:table-column-properties style:column-width="8.123cm" style:rel-column-width="32896*"/>
    </style:style>
    <style:style style:name="Tableau2.B" style:family="table-column">
      <style:table-column-properties style:column-width="8.059cm" style:rel-column-width="3263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fo:font-size="11pt" style:font-name-asian="FreeSerif" style:font-size-asian="11pt" style:font-name-complex="FreeSerif" style:font-size-complex="11pt"/>
    </style:style>
    <style:style style:name="P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Text_20_body">
      <style:text-properties fo:color="#000000" style:font-name="Arial" fo:font-size="11pt" style:font-size-asian="11pt" style:font-size-complex="11pt"/>
    </style:style>
    <style:style style:name="P4" style:family="paragraph" style:parent-style-name="Text_20_body"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style:snap-to-layout-grid="false">
        <style:tab-stops>
          <style:tab-stop style:position="11.113cm"/>
          <style:tab-stop style:position="13.97cm" style:type="right"/>
        </style:tab-stops>
      </style:paragraph-properties>
      <style:text-properties fo:color="#000000" style:font-name="Arial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>
        <style:tab-stops>
          <style:tab-stop style:position="11.113cm"/>
          <style:tab-stop style:position="13.97cm" style:type="right"/>
        </style:tab-stops>
      </style:paragraph-properties>
      <style:text-properties fo:color="#000000" style:font-name="Arial" fo:font-size="8pt" style:font-size-asian="8pt" style:font-size-complex="8pt"/>
    </style:style>
    <style:style style:name="P7" style:family="paragraph" style:parent-style-name="Text_20_body">
      <style:paragraph-properties fo:text-align="end" style:justify-single-word="false" style:snap-to-layout-grid="false">
        <style:tab-stops>
          <style:tab-stop style:position="11.113cm"/>
          <style:tab-stop style:position="13.97cm" style:type="right"/>
        </style:tab-stops>
      </style:paragraph-properties>
      <style:text-properties fo:color="#000000" style:font-name="Arial" fo:font-size="8pt" style:font-size-asian="8pt" style:font-size-complex="8pt"/>
    </style:style>
    <style:style style:name="P8" style:family="paragraph" style:parent-style-name="Text_20_body"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Text_20_body">
      <style:text-properties style:font-name="Arial" fo:font-size="11pt" style:text-underline-style="solid" style:text-underline-width="auto" style:text-underline-color="font-color" fo:font-weight="bold" style:font-name-asian="FreeSerif" style:font-size-asian="11pt" style:font-weight-asian="bold" style:font-name-complex="FreeSerif" style:font-size-complex="11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bold" style:font-size-asian="11pt" style:font-weight-asian="bold" style:font-size-complex="11pt"/>
    </style:style>
    <style:style style:name="P14" style:family="paragraph" style:parent-style-name="Text_20_body">
      <style:paragraph-properties fo:text-align="center" style:justify-single-word="false" fo:padding-left="0.141cm" fo:padding-right="0.141cm" fo:padding-top="0.035cm" fo:padding-bottom="0.035cm" fo:border="0.018cm solid #000000"/>
      <style:text-properties fo:color="#000000" style:font-name="Arial" fo:font-size="11pt" fo:font-weight="bold" style:font-size-asian="11pt" style:font-weight-asian="bold" style:font-size-complex="11pt"/>
    </style:style>
    <style:style style:name="P15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bold" style:font-name-asian="FreeSerif" style:font-size-asian="11pt" style:font-weight-asian="bold" style:font-name-complex="FreeSerif" style:font-size-complex="11pt"/>
    </style:style>
    <style:style style:name="P17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style:font-size-asian="11pt" style:font-size-complex="11pt"/>
    </style:style>
    <style:style style:name="P18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fo:language="de" fo:country="DE" style:font-size-asian="11pt" style:font-size-complex="11pt"/>
    </style:style>
    <style:style style:name="P20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padding-left="0.141cm" fo:padding-right="0.141cm" fo:padding-top="0.035cm" fo:padding-bottom="0.035cm" fo:border="0.018cm solid #000000"/>
      <style:text-properties style:font-name="Arial" fo:font-size="11pt" fo:font-weight="bold" style:font-size-asian="11pt" style:font-weight-asian="bold" style:font-size-complex="11pt"/>
    </style:style>
    <style:style style:name="P22" style:family="paragraph" style:parent-style-name="Text_20_body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" fo:font-size="11pt" fo:font-weight="bold" style:font-size-asian="11pt" style:font-weight-asian="bold" style:font-size-complex="11pt"/>
    </style:style>
    <style:style style:name="P23" style:family="paragraph" style:parent-style-name="Text_20_body">
      <style:paragraph-properties fo:padding-left="0.141cm" fo:padding-right="0.141cm" fo:padding-top="0.035cm" fo:padding-bottom="0.035cm" fo:border="0.018cm solid #000000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style:font-name="Arial" fo:font-size="11pt" fo:language="de" fo:country="DE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padding-left="0.141cm" fo:padding-right="0.141cm" fo:padding-top="0cm" fo:padding-bottom="0.035cm" fo:border="0.018cm solid #000000"/>
      <style:text-properties fo:color="#000000" style:font-name="Arial" fo:font-size="11pt" style:font-size-asian="11pt" style:font-size-complex="11pt"/>
    </style:style>
    <style:style style:name="P27" style:family="paragraph" style:parent-style-name="Text_20_body">
      <style:paragraph-properties fo:padding-left="0.141cm" fo:padding-right="0.141cm" fo:padding-top="0cm" fo:padding-bottom="0.035cm" fo:border="0.018cm solid #000000"/>
      <style:text-properties style:font-name="Arial" fo:font-size="11pt" style:font-size-asian="11pt" style:font-size-complex="11pt"/>
    </style:style>
    <style:style style:name="P28" style:family="paragraph" style:parent-style-name="Text_20_body">
      <style:paragraph-properties fo:text-align="center" style:justify-single-word="false" fo:padding-left="0.141cm" fo:padding-right="0.141cm" fo:padding-top="0.035cm" fo:padding-bottom="0cm" fo:border="0.018cm solid #000000"/>
      <style:text-properties style:font-name="Arial" fo:font-size="11pt" fo:font-weight="bold" style:font-size-asian="11pt" style:font-weight-asian="bold" style:font-size-complex="11pt"/>
    </style:style>
    <style:style style:name="P29" style:family="paragraph" style:parent-style-name="Text_20_body">
      <style:paragraph-properties fo:padding-left="0.141cm" fo:padding-right="0.141cm" fo:padding-top="0.035cm" fo:padding-bottom="0cm" fo:border="0.018cm solid #000000"/>
      <style:text-properties fo:color="#000000" style:font-name="Arial" fo:font-size="11pt" style:font-size-asian="11pt" style:font-size-complex="11pt"/>
    </style:style>
    <style:style style:name="P30" style:family="paragraph" style:parent-style-name="Text_20_body">
      <style:paragraph-properties fo:break-before="page"/>
      <style:text-properties fo:color="#000000" style:font-name="Arial" fo:font-size="11pt" style:font-size-asian="11pt" style:font-size-complex="11pt"/>
    </style:style>
    <style:style style:name="P31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000000" style:font-name="Arial" fo:font-size="11pt" style:font-size-asian="11pt" style:font-size-complex="11pt"/>
    </style:style>
    <style:style style:name="P32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left="0.083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34" style:family="paragraph">
      <style:paragraph-properties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small-caps" style:font-weight-complex="bold"/>
    </style:style>
    <style:style style:name="T4" style:family="text">
      <style:text-properties fo:font-variant="small-caps" style:text-underline-style="solid" style:text-underline-width="auto" style:text-underline-color="font-color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language="de" fo:country="DE" fo:font-weight="bold" style:font-weight-asian="bold"/>
    </style:style>
    <style:style style:name="T7" style:family="text">
      <style:text-properties fo:color="#000000" fo:language="de" fo:country="DE" fo:font-weight="bold" style:font-weight-asian="bold" style:font-weight-complex="bold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weight-complex="bold"/>
    </style:style>
    <style:style style:name="T15" style:family="text">
      <style:text-properties fo:language="de" fo:country="DE"/>
    </style:style>
    <style:style style:name="T16" style:family="text">
      <style:text-properties fo:language="de" fo:country="DE" fo:font-weight="bold" style:font-weight-asian="bold"/>
    </style:style>
    <style:style style:name="T17" style:family="text">
      <style:text-properties fo:language="de" fo:country="DE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0000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foyer_sitfam"/>
        <text:user-field-decl office:value-type="string" office:string-value="" text:name="apre_numeroapre"/>
        <text:user-field-decl office:value-type="string" office:string-value="" text:name="apre_datedemandeapre"/>
        <text:user-field-decl office:value-type="string" office:string-value="" text:name="apre_naturelogement"/>
        <text:user-field-decl office:value-type="string" office:string-value="" text:name="apre_typedemandeapre"/>
        <text:user-field-decl office:value-type="string" office:string-value="" text:name="personne_sexe"/>
        <text:user-field-decl office:value-type="string" office:string-value="" text:name="apre_precisionsautrelogement"/>
        <text:user-field-decl office:value-type="string" office:string-value="" text:name="Contratinsertion_dernier_datevalidation_ci"/>
        <text:user-field-decl office:value-type="string" office:string-value="" text:name="contratinsertion_datevalidation_ci"/>
        <text:user-field-decl office:value-type="string" office:string-value="" text:name="apre_nbenfants"/>
        <text:user-field-decl office:value-type="string" office:string-value="" text:name="foyer_nbenfants"/>
        <text:user-field-decl office:value-type="string" office:string-value="" text:name="dsp_cessderact"/>
        <text:user-field-decl office:value-type="string" office:string-value="" text:name="apre_anciennetepoleemploi"/>
        <text:user-field-decl office:value-type="string" office:string-value="" text:name="dsp_nivetu"/>
        <text:user-field-decl office:value-type="string" office:string-value="" text:name="apre_projetprofessionnel"/>
        <text:user-field-decl office:value-type="string" office:string-value="" text:name="apre_secteurprofessionnel"/>
        <text:user-field-decl office:value-type="string" office:string-value="" text:name="apre_dateentreeemploi"/>
        <text:user-field-decl office:value-type="string" office:string-value="" text:name="apre_precisionsautrecontrat"/>
        <text:user-field-decl office:value-type="string" office:string-value="" text:name="apre_nbheurestravaillees"/>
        <text:user-field-decl office:value-type="string" office:string-value="" text:name="apre_nomemployeur"/>
        <text:user-field-decl office:value-type="string" office:string-value="" text:name="apre_adresseemployeur"/>
        <text:user-field-decl office:value-type="string" office:string-value="" text:name="referentapre_organismeref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adresse"/>
        <text:user-field-decl office:value-type="string" office:string-value="" text:name="referentapre_numtel"/>
        <text:user-field-decl office:value-type="string" office:string-value="" text:name="natureaide_formqualif"/>
        <text:user-field-decl office:value-type="string" office:string-value="" text:name="natureaide_actprof"/>
        <text:user-field-decl office:value-type="string" office:string-value="" text:name="natureaide_permisb"/>
        <text:user-field-decl office:value-type="string" office:string-value="" text:name="natureaide_amenaglogt"/>
        <text:user-field-decl office:value-type="string" office:string-value="" text:name="natureaide_acccreaentr"/>
        <text:user-field-decl office:value-type="string" office:string-value="" text:name="natureaide_acqmatprof"/>
        <text:user-field-decl office:value-type="string" office:string-value="" text:name="natureaide_locvehicinsert"/>
        <text:user-field-decl office:value-type="string" office:string-value="" text:name="apre_activitebeneficiaire"/>
        <text:user-field-decl office:value-type="string" office:string-value="" text:name="apre_typecontrat"/>
        <text:user-field-decl office:value-type="string" office:string-value="" text:name="formqualif_intituleform"/>
        <text:user-field-decl office:value-type="string" office:string-value="" text:name="formqualif_organismeform"/>
        <text:user-field-decl office:value-type="string" office:string-value="" text:name="formqualif_ddform"/>
        <text:user-field-decl office:value-type="string" office:string-value="" text:name="formqualif_dfform"/>
        <text:user-field-decl office:value-type="string" office:string-value="" text:name="formqualif_dureeform"/>
        <text:user-field-decl office:value-type="string" office:string-value="" text:name="formqualif_modevalidation"/>
        <text:user-field-decl office:value-type="string" office:string-value="" text:name="formqualif_coutform"/>
        <text:user-field-decl office:value-type="string" office:string-value="" text:name="formqualif_cofinanceurs"/>
        <text:user-field-decl office:value-type="string" office:string-value="" text:name="formqualif_montantaide"/>
        <text:user-field-decl office:value-type="string" office:string-value="" text:name="actprof_nomemployeur"/>
        <text:user-field-decl office:value-type="string" office:string-value="" text:name="actprof_adresseemployeur"/>
        <text:user-field-decl office:value-type="string" office:string-value="" text:name="actprof_ddconvention"/>
        <text:user-field-decl office:value-type="string" office:string-value="" text:name="actprof_dfconvention"/>
        <text:user-field-decl office:value-type="string" office:string-value="" text:name="actprof_intituleformation"/>
        <text:user-field-decl office:value-type="string" office:string-value="" text:name="actprof_ddform"/>
        <text:user-field-decl office:value-type="string" office:string-value="" text:name="actprof_dfform"/>
        <text:user-field-decl office:value-type="string" office:string-value="" text:name="actprof_dureeform"/>
        <text:user-field-decl office:value-type="string" office:string-value="" text:name="actprof_modevalidation"/>
        <text:user-field-decl office:value-type="string" office:string-value="" text:name="actprof_coutform"/>
        <text:user-field-decl office:value-type="string" office:string-value="" text:name="actprof_cofinanceurs"/>
        <text:user-field-decl office:value-type="string" office:string-value="" text:name="actprof_montantaide"/>
        <text:user-field-decl office:value-type="string" office:string-value="" text:name="permisb_nomautoecole"/>
        <text:user-field-decl office:value-type="string" office:string-value="" text:name="permisb_adresseautoecole"/>
        <text:user-field-decl office:value-type="string" office:string-value="" text:name="permisb_dureeform"/>
        <text:user-field-decl office:value-type="string" office:string-value="" text:name="permisb_coutform"/>
        <text:user-field-decl office:value-type="string" office:string-value="" text:name="amenaglogt_typeaidelogement"/>
        <text:user-field-decl office:value-type="string" office:string-value="" text:name="permisb_code"/>
        <text:user-field-decl office:value-type="string" office:string-value="" text:name="permisb_conduite"/>
        <text:user-field-decl office:value-type="string" office:string-value="" text:name="amenaglogt_besoins"/>
        <text:user-field-decl office:value-type="string" office:string-value="" text:name="amenaglogt_montantaide"/>
        <text:user-field-decl office:value-type="string" office:string-value="" text:name="acccreaentr_nacre"/>
        <text:user-field-decl office:value-type="string" office:string-value="" text:name="acccreaentr_microcredit"/>
        <text:user-field-decl office:value-type="string" office:string-value="" text:name="acccreaentr_projet"/>
        <text:user-field-decl office:value-type="string" office:string-value="" text:name="acccreaentr_montantaide"/>
        <text:user-field-decl office:value-type="string" office:string-value="" text:name="acqmatprof_besoins"/>
        <text:user-field-decl office:value-type="string" office:string-value="" text:name="acqmatprof_montantaide"/>
        <text:user-field-decl office:value-type="string" office:string-value="" text:name="locvehicinsert_societelocation"/>
        <text:user-field-decl office:value-type="string" office:string-value="" text:name="locvehicinsert_dureelocation"/>
        <text:user-field-decl office:value-type="string" office:string-value="" text:name="locvehicinsert_montantaide"/>
        <text:user-field-decl office:value-type="string" office:string-value="" text:name="actprof_typecontratact"/>
      </text:user-field-decls>
      <text:section text:style-name="Sect1" text:name="apre"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5"><draw:custom-shape text:anchor-type="char" draw:z-index="0" draw:style-name="gr1" draw:text-style-name="P34" svg:width="5.599cm" svg:height="0.541cm" svg:x="2.538cm" svg:y="0.079cm"><text:p/><draw:enhanced-geometry svg:viewBox="0 0 21600 21600" draw:type="rectangle" draw:enhanced-path="M 0 0 L 21600 0 21600 21600 0 21600 0 0 Z N"/></draw:custom-shape>Numéro de dossier : <text:s text:c="3"/><text:user-field-get text:name="apre_numeroapre"/></text:p>
            </table:table-cell>
            <table:table-cell table:style-name="Tableau2.A1" office:value-type="string">
              <text:p text:style-name="P7">FORMATIONS <text:conditional-text text:condition="ooow:apre_typedemandeapre == &quot;FO&quot;" text:string-value-if-true="☑" text:string-value-if-false="☐" text:current-value="true">☐</text:conditional-text></text:p>
              <text:p text:style-name="P6">AUTRES <text:conditional-text text:condition="ooow:apre_typedemandeapre == &quot;AU&quot;" text:string-value-if-true="☑" text:string-value-if-false="☐" text:current-value="true">☐</text:conditional-text></text:p>
            </table:table-cell>
          </table:table-row>
        </table:table>
        <text:p text:style-name="P33"><text:span text:style-name="T11">DEMANDE</text:span> <text:span text:style-name="T11">D’AIDE PERSONNALISEE DE RETOUR A L’EMPLOI (APRE)*</text:span></text:p>
        <text:p text:style-name="P1"/>
        <text:p text:style-name="P8">DATE D’ENVOI DE LA DEMANDE  AU CG : <text:s/><text:user-field-get text:name="apre_datedemandeapre"/></text:p>
        <text:p text:style-name="P9"/>
        <text:p text:style-name="P14">IDENTITE DU BENEFICIAIRE DE LA DEMANDE :</text:p>
        <text:p text:style-name="P16"/>
        <text:p text:style-name="P17"><text:span text:style-name="T11">Nom : <text:s/></text:span><text:span text:style-name="T13"><text:s/></text:span><text:span text:style-name="T13"><text:user-field-get text:name="personne_nom"/></text:span><text:span text:style-name="T13"><text:tab/></text:span><text:tab/><text:tab/><text:tab/><text:span text:style-name="T11">Prénom :</text:span><text:span text:style-name="T13"> </text:span><text:span text:style-name="T13"><text:user-field-get text:name="personne_prenom"/></text:span></text:p>
        <text:p text:style-name="P18"/>
        <text:p text:style-name="P17"><text:span text:style-name="T11">Date de naissance :</text:span> <text:user-field-get text:name="personne_dtnai"/><text:tab/><text:tab/><text:span text:style-name="T16">H</text:span><text:span text:style-name="T15"><text:tab/></text:span><text:span text:style-name="T15"><text:conditional-text text:condition="ooow:personne_sexe == &quot;1&quot;" text:string-value-if-true="☑" text:string-value-if-false="☐" text:current-value="true">☐</text:conditional-text></text:span><text:span text:style-name="T15"><text:tab/></text:span><text:span text:style-name="T16">F</text:span><text:span text:style-name="T15"><text:tab/></text:span><text:span text:style-name="T15"><text:conditional-text text:condition="ooow:personne_sexe == &quot;2&quot;" text:string-value-if-true="☑" text:string-value-if-false="☐" text:current-value="true">☐</text:conditional-text></text:span></text:p>
        <text:p text:style-name="P19"/>
        <text:p text:style-name="P17"><text:span text:style-name="T11">Adresse :</text:span><text:span text:style-name="T11"><text:tab/></text:span><text:span text:style-name="T11"><text:user-field-get text:name="adresse_numvoie"/></text:span> <text:s text:c="2"/><text:user-field-get text:name="adresse_typevoie"/> <text:s/><text:user-field-get text:name="adresse_nomvoie"/> <text:s/><text:user-field-get text:name="adresse_complideadr"/> <text:s/><text:user-field-get text:name="adresse_compladr"/> <text:s/></text:p>
        <text:p text:style-name="P17"><text:tab/><text:tab/><text:user-field-get text:name="adresse_codepos"/> <text:s text:c="2"/><text:user-field-get text:name="adresse_locaadr"/></text:p>
        <text:p text:style-name="P8"/>
        <text:p text:style-name="P22">SITUATION ADMINISTRATIVE DU BENEFICIAIRE :</text:p>
        <text:p text:style-name="P13"/>
        <text:p text:style-name="P17"><text:span text:style-name="T11">N° Matricule C.A.F</text:span><text:span text:style-name="T11"> :</text:span> <text:user-field-get text:name="dossier_matricule"/></text:p>
        <text:p text:style-name="P17"><text:tab/></text:p>
        <text:p text:style-name="P17"><text:span text:style-name="T11">Situation familiale </text:span><text:span text:style-name="T13">: </text:span><text:span text:style-name="T13"><text:user-field-get text:name="foyer_sitfam"/></text:span><text:span text:style-name="T13"><text:tab/></text:span><text:span text:style-name="T11">Nbre d’enfants : <text:s text:c="2"/></text:span><text:span text:style-name="T11"><text:user-field-get text:name="foyer_nbenfants"/></text:span></text:p>
        <text:p text:style-name="P23"/>
        <text:p text:style-name="P23"><text:span text:style-name="T11">Logement : <text:tab/> <text:s text:c="2"/>Propriétaire<text:tab/> <text:s text:c="5"/></text:span><text:span text:style-name="T6"><text:conditional-text text:condition="ooow:apre_naturelogement == &quot;P&quot;" text:string-value-if-true="☑" text:string-value-if-false="☐" text:current-value="true">☐</text:conditional-text></text:span> <text:s text:c="4"/><text:span text:style-name="T11">Locataire<text:tab/></text:span><text:span text:style-name="T6"><text:conditional-text text:condition="ooow:apre_naturelogement == &quot;L&quot;" text:string-value-if-true="☑" text:string-value-if-false="☐" text:current-value="true">☐</text:conditional-text></text:span><text:span text:style-name="T11"><text:tab/>Hébergé<text:tab/></text:span><text:span text:style-name="T6"><text:conditional-text text:condition="ooow:apre_naturelogement == &quot;H&quot;" text:string-value-if-true="☑" text:string-value-if-false="☐" text:current-value="true">☐</text:conditional-text></text:span></text:p>
        <text:p text:style-name="P23"><text:tab/><text:tab/><text:tab/><text:span text:style-name="T11">SDF<text:tab/><text:tab/></text:span><text:span text:style-name="T6"><text:conditional-text text:condition="ooow:apre_naturelogement == &quot;S&quot;" text:string-value-if-true="☑" text:string-value-if-false="☐" text:current-value="true">☐</text:conditional-text></text:span><text:span text:style-name="T11"><text:tab/>Autres<text:tab/></text:span><text:span text:style-name="T6"><text:conditional-text text:condition="ooow:apre_naturelogement == &quot;A&quot;" text:string-value-if-true="☑" text:string-value-if-false="☐" text:current-value="true">☐</text:conditional-text></text:span> <text:s text:c="11"/><text:span text:style-name="T11">Préciser : </text:span><text:span text:style-name="T11"><text:user-field-get text:name="apre_precisionsautrelogement"/></text:span></text:p>
        <text:p text:style-name="P23"/>
        <text:p text:style-name="P23"><text:span text:style-name="T11">Date de validation du contrat d’engagement réciproque par le Président du Conseil général</text:span> : <text:user-field-get text:name="contratinsertion_datevalidation_ci"/></text:p>
        <text:p text:style-name="P23"/>
        <text:p text:style-name="P22">PARCOURS DU BENEFICIAIRE :</text:p>
        <text:p text:style-name="P21"/>
        <text:p text:style-name="P23"><text:span text:style-name="T11">Date de dernière cessation d’activité :</text:span> <text:s text:c="3"/><text:user-field-get text:name="dsp_cessderact"/></text:p>
        <text:p text:style-name="P23"/>
        <text:p text:style-name="P23"><text:span text:style-name="T11">Ancienneté à Pôle emploi : <text:s text:c="2"/></text:span><text:span text:style-name="T13"><text:user-field-get text:name="apre_anciennetepoleemploi"/></text:span></text:p>
        <text:p text:style-name="P23"/>
        <text:p text:style-name="P23"><text:span text:style-name="T8">Niveau d’étude : <text:s/></text:span><text:span text:style-name="T10"><text:user-field-get text:name="dsp_nivetu"/></text:span></text:p>
        <text:p text:style-name="P23"/>
        <text:p text:style-name="P23"><text:span text:style-name="T11">Projet professionnel : <text:s text:c="2"/></text:span><text:span text:style-name="T13"><text:user-field-get text:name="apre_projetprofessionnel"/></text:span></text:p>
        <text:p text:style-name="P23"/>
        <text:p text:style-name="P23"><text:span text:style-name="T12">Secteur professionnel en lien avec la demande :</text:span> <text:s text:c="2"/><text:user-field-get text:name="apre_secteurprofessionnel"/></text:p>
        <text:p text:style-name="P8"/>
        <text:p text:style-name="P8"/>
        <text:p text:style-name="P28"><text:soft-page-break/>ACTIVITE DU BENEFICIAIRE :</text:p>
        <text:p text:style-name="P29"><text:span text:style-name="T16"><text:conditional-text text:condition="ooow:apre_activitebeneficiaire == &quot;E&quot;" text:string-value-if-true="☑" text:string-value-if-false="☐" text:current-value="true">☐</text:conditional-text></text:span> <text:s/><text:span text:style-name="T12">Emploi:</text:span> </text:p>
        <text:p text:style-name="P29"/>
        <text:p text:style-name="P29"><text:span text:style-name="T12">Date de l’entrée en emploi prévu :</text:span> <text:user-field-get text:name="apre_dateentreeemploi"/></text:p>
        <text:p text:style-name="P29"><text:span text:style-name="T12">Type de contrat :</text:span> <text:span text:style-name="T12">CDI</text:span> <text:s/><text:span text:style-name="T16"><text:conditional-text text:condition="ooow:apre_typecontrat == &quot;CDI&quot;" text:string-value-if-true="☑" text:string-value-if-false="☐" text:current-value="true">☐</text:conditional-text></text:span> <text:s/><text:span text:style-name="T12">CDD</text:span> <text:span text:style-name="T16"><text:conditional-text text:condition="ooow:apre_typecontrat == &quot;CDD&quot;" text:string-value-if-true="☑" text:string-value-if-false="☐" text:current-value="true">☐</text:conditional-text></text:span> <text:s/><text:span text:style-name="T12">Contrat Aidé </text:span><text:span text:style-name="T17"><text:conditional-text text:condition="ooow:apre_typecontrat == &quot;CON&quot;" text:string-value-if-true="☑" text:string-value-if-false="☐" text:current-value="true">☐</text:conditional-text></text:span> <text:s/><text:span text:style-name="T12">Autres :</text:span> <text:span text:style-name="T17"><text:conditional-text text:condition="ooow:apre_typecontrat == &quot;AUT&quot;" text:string-value-if-true="☑" text:string-value-if-false="☐" text:current-value="true">☐</text:conditional-text></text:span><text:span text:style-name="T17"> </text:span><text:s/><text:user-field-get text:name="apre_precisionsautrecontrat"/></text:p>
        <text:p text:style-name="P29"/>
        <text:p text:style-name="P29"><text:span text:style-name="T12">Nombre d’heures travaillées :</text:span> <text:s/><text:user-field-get text:name="apre_nbheurestravaillees"/></text:p>
        <text:p text:style-name="P29"><text:span text:style-name="T12">Nom et adresse de l’employeur :</text:span> …<text:user-field-get text:name="apre_nomemployeur"/>.</text:p>
        <text:p text:style-name="P29"><text:user-field-get text:name="apre_adresseemployeur"/></text:p>
        <text:p text:style-name="P29"/>
        <text:p text:style-name="P29"><text:span text:style-name="T16"><text:conditional-text text:condition="ooow:apre_activitebeneficiaire == &quot;F&quot;" text:string-value-if-true="☑" text:string-value-if-false="☐" text:current-value="true">☐</text:conditional-text></text:span> <text:s/><text:span text:style-name="T12">Formation</text:span> <text:s text:c="4"/><text:span text:style-name="T16"><text:conditional-text text:condition="ooow:apre_activitebeneficiaire == &quot;C&quot;" text:string-value-if-true="☑" text:string-value-if-false="☐" text:current-value="true">☐</text:conditional-text></text:span> <text:s/><text:span text:style-name="T12">Création d’entreprise</text:span> </text:p>
        <text:p text:style-name="P14">IDENTITE DU REFERENT :</text:p>
        <text:p text:style-name="P17"/>
        <text:p text:style-name="P17"><text:span text:style-name="T12">Organisme</text:span>: <text:s text:c="2"/><text:user-field-get text:name="referentapre_organismeref"/></text:p>
        <text:p text:style-name="P13"/>
        <text:p text:style-name="P17"><text:span text:style-name="T11">Nom du Référent :</text:span> <text:user-field-get text:name="referentapre_qual"/> <text:s/><text:user-field-get text:name="referentapre_nom"/> <text:s/><text:user-field-get text:name="referentapre_prenom"/></text:p>
        <text:p text:style-name="P17"/>
        <text:p text:style-name="P17"><text:span text:style-name="T11">Adresse </text:span>: <text:tab/><text:user-field-get text:name="referentapre_adresse"/></text:p>
        <text:p text:style-name="P23"><text:span text:style-name="T11">Tél. : <text:s/></text:span><text:span text:style-name="T13"><text:user-field-get text:name="referentapre_numtel"/></text:span></text:p>
        <text:p text:style-name="P10"/>
        <text:p text:style-name="P12"><text:span text:style-name="T1">NATURE DE LA DEMANDE </text:span>:</text:p>
        <text:p text:style-name="P12"><text:s/>En fonction du type d’aide demandée (<text:span text:style-name="T3">FORMATION  QUALIFIANTE, ACTION DE PROFESSIONNALISATION DES CONTRATS AIDES ET SALARIES DANS LES</text:span><text:span text:style-name="T4"> </text:span><text:span text:style-name="T3">SIAE, PERMIS DE CONDUIRE B …) </text:span><text:span text:style-name="T14">rendre obligatoire les zones en rouge quand le type d’aide est coché</text:span></text:p>
        <text:p text:style-name="P24"/>
        <text:p text:style-name="P27"><text:span text:style-name="T7"><text:conditional-text text:condition="ooow:natureaide_formqualif == &quot;1&quot;" text:string-value-if-true="☑" text:string-value-if-false="☐" text:current-value="true">☐</text:conditional-text></text:span><text:span text:style-name="T9"> </text:span><text:span text:style-name="T9"><text:s/>FORMATION  QUALIFIANTE / PERMIS C OU D + FIMO :</text:span></text:p>
        <text:p text:style-name="P25"/>
        <text:p text:style-name="P26"><text:span text:style-name="T12">Intitulée de la formation :</text:span> <text:s text:c="2"/><text:user-field-get text:name="formqualif_intituleform"/></text:p>
        <text:p text:style-name="P26"/>
        <text:p text:style-name="P26"><text:span text:style-name="T12">Organisme de formation :</text:span> <text:s text:c="2"/><text:user-field-get text:name="formqualif_organismeform"/></text:p>
        <text:p text:style-name="P26"/>
        <text:p text:style-name="P26"><text:span text:style-name="T12">Dates : Du </text:span><text:span text:style-name="T13"><text:user-field-get text:name="formqualif_ddform"/></text:span> <text:s/><text:span text:style-name="T12">Au</text:span> <text:s/><text:user-field-get text:name="formqualif_dfform"/> <text:span text:style-name="T12">Durée (Heures) :</text:span> <text:s/><text:user-field-get text:name="formqualif_dureeform"/></text:p>
        <text:p text:style-name="P25"/>
        <text:p text:style-name="P26"><text:span text:style-name="T12">Mode de validation :</text:span> <text:s/><text:user-field-get text:name="formqualif_modevalidation"/></text:p>
        <text:p text:style-name="P26"/>
        <text:p text:style-name="P26"><text:span text:style-name="T12">Coût de la formation :</text:span> <text:s/><text:user-field-get text:name="formqualif_coutform"/> </text:p>
        <text:p text:style-name="P27"><text:span text:style-name="T9">Co-financeurs :</text:span><text:span text:style-name="T5"> <text:s/></text:span><text:span text:style-name="T5"><text:user-field-get text:name="formqualif_cofinanceurs"/></text:span><text:span text:style-name="T5"> <text:s/></text:span><text:span text:style-name="T9">Montant :</text:span><text:span text:style-name="T5"> </text:span><text:span text:style-name="T5"><text:user-field-get text:name="formqualif_montantaide"/></text:span></text:p>
        <text:p text:style-name="P11"><text:s/></text:p>
        <text:p text:style-name="P3"/>
        <text:p text:style-name="P3"><text:soft-page-break/></text:p>
        <text:p text:style-name="P3"/>
        <text:p text:style-name="P17"><text:span text:style-name="T17"><text:conditional-text text:condition="ooow:natureaide_actprof == &quot;1&quot;" text:string-value-if-true="☑" text:string-value-if-false="☐" text:current-value="true">☐</text:conditional-text></text:span><text:span text:style-name="T12"> ACTION DE PROFESSIONNALISATION DES CONTRATS AIDES ET SALARIES DANS LES</text:span><text:span text:style-name="T2"> </text:span><text:span text:style-name="T12">SIAE :</text:span><text:span text:style-name="T2"> </text:span></text:p>
        <text:p text:style-name="P17"/>
        <text:p text:style-name="P17"><text:span text:style-name="T12">Nom et adresse de l’employeur : <text:s/></text:span><text:span text:style-name="T13"><text:user-field-get text:name="actprof_nomemployeur"/></text:span></text:p>
        <text:p text:style-name="P18"><text:user-field-get text:name="actprof_adresseemployeur"/></text:p>
        <text:p text:style-name="P17">CI-RMA <text:s text:c="4"/><text:span text:style-name="T17"><text:conditional-text text:condition="ooow:actprof_typecontratact == &quot;CI&quot;" text:string-value-if-true="☑" text:string-value-if-false="☐" text:current-value="true">☐</text:conditional-text></text:span><text:span text:style-name="T12"> </text:span><text:s text:c="18"/>Contrat d’Avenir <text:s text:c="6"/><text:span text:style-name="T17"><text:conditional-text text:condition="ooow:actprof_typecontratact == &quot;CA&quot;" text:string-value-if-true="☑" text:string-value-if-false="☐" text:current-value="true">☐</text:conditional-text></text:span><text:span text:style-name="T12"> </text:span><text:s text:c="19"/>salarié en SIAE <text:s text:c="4"/><text:span text:style-name="T17"><text:conditional-text text:condition="ooow:actprof_typecontratact == &quot;SA&quot;" text:string-value-if-true="☑" text:string-value-if-false="☐" text:current-value="true">☐</text:conditional-text></text:span><text:span text:style-name="T12"> </text:span><text:s text:c="3"/></text:p>
        <text:p text:style-name="P17"/>
        <text:p text:style-name="P17">Dates de la Convention : <text:span text:style-name="T12">Du </text:span><text:span text:style-name="T13"><text:user-field-get text:name="actprof_ddconvention"/></text:span> <text:span text:style-name="T12">Au </text:span><text:span text:style-name="T13"><text:user-field-get text:name="actprof_dfconvention"/></text:span></text:p>
        <text:p text:style-name="P17"/>
        <text:p text:style-name="P17"><text:span text:style-name="T12">Intitulée de la formation :</text:span> <text:s/><text:user-field-get text:name="actprof_intituleformation"/></text:p>
        <text:p text:style-name="P17"><text:span text:style-name="T12">Dates : Du </text:span><text:span text:style-name="T13"><text:user-field-get text:name="actprof_ddform"/></text:span><text:span text:style-name="T13"> <text:s/></text:span><text:span text:style-name="T12">Au <text:s/></text:span><text:span text:style-name="T13"><text:user-field-get text:name="actprof_dfform"/></text:span><text:span text:style-name="T12"> Durée (Heures) :</text:span> <text:s/><text:user-field-get text:name="actprof_dureeform"/></text:p>
        <text:p text:style-name="P17"/>
        <text:p text:style-name="P17"><text:span text:style-name="T12">Mode de validation :</text:span> <text:user-field-get text:name="actprof_modevalidation"/></text:p>
        <text:p text:style-name="P17"/>
        <text:p text:style-name="P17"><text:span text:style-name="T12">Coût de la formation :</text:span> <text:user-field-get text:name="actprof_coutform"/> <text:s/><text:span text:style-name="T12">Co-financeurs :</text:span> <text:s/><text:user-field-get text:name="actprof_cofinanceurs"/> <text:s/><text:span text:style-name="T12">Montant : </text:span><text:span text:style-name="T13"><text:user-field-get text:name="actprof_montantaide"/></text:span></text:p>
        <text:p text:style-name="P3"/>
        <text:p text:style-name="P17"><text:span text:style-name="T17"><text:conditional-text text:condition="ooow:natureaide_permisb == &quot;1&quot;" text:string-value-if-true="☑" text:string-value-if-false="☐" text:current-value="true">☐</text:conditional-text></text:span> <text:span text:style-name="T12">PERMIS DE CONDUIRE B :</text:span></text:p>
        <text:p text:style-name="P17"/>
        <text:p text:style-name="P17"><text:span text:style-name="T12">Nom et adresse de l’auto-école</text:span><text:span text:style-name="T12"> :</text:span> <text:s/><text:user-field-get text:name="permisb_nomautoecole"/></text:p>
        <text:p text:style-name="P17"><text:user-field-get text:name="permisb_adresseautoecole"/></text:p>
        <text:p text:style-name="P17"><text:span text:style-name="T17"><text:conditional-text text:condition="ooow:permisb_code == &quot;1&quot;" text:string-value-if-true="☑" text:string-value-if-false="☐" text:current-value="true">☐</text:conditional-text></text:span> <text:s text:c="2"/><text:span text:style-name="T12">Code</text:span> <text:s text:c="6"/><text:span text:style-name="T17"><text:conditional-text text:condition="ooow:permisb_conduite == &quot;1&quot;" text:string-value-if-true="☑" text:string-value-if-false="☐" text:current-value="true">☐</text:conditional-text></text:span> <text:s/><text:span text:style-name="T12">Conduite</text:span></text:p>
        <text:p text:style-name="P17"><text:span text:style-name="T12">Nombre d’heures :</text:span> <text:s/><text:user-field-get text:name="permisb_dureeform"/> <text:span text:style-name="T12">Coût de la formation</text:span><text:span text:style-name="T12"> : </text:span><text:span text:style-name="T13"><text:user-field-get text:name="permisb_coutform"/></text:span></text:p>
        <text:p text:style-name="P30"/>
        <text:p text:style-name="P17"><text:span text:style-name="T17"><text:conditional-text text:condition="ooow:natureaide_amenaglogt == &quot;1&quot;" text:string-value-if-true="☑" text:string-value-if-false="☐" text:current-value="true">☐</text:conditional-text></text:span> <text:span text:style-name="T12">AIDE A L’INSTALLATION : <text:s/></text:span><text:span text:style-name="T17"><text:conditional-text text:condition="ooow:amenaglogt_typeaidelogement == &quot;AEL&quot;" text:string-value-if-true="☑" text:string-value-if-false="☐" text:current-value="true">☐</text:conditional-text></text:span> <text:s/><text:span text:style-name="T12">Aide à l’entrée dans le logement <text:s text:c="2"/></text:span><text:span text:style-name="T17"><text:conditional-text text:condition="ooow:amenaglogt_typeaidelogement == &quot;AML&quot;" text:string-value-if-true="☑" text:string-value-if-false="☐" text:current-value="true">☐</text:conditional-text></text:span> <text:s/><text:span text:style-name="T12">Aide au maintien au logement</text:span></text:p>
        <text:p text:style-name="P17"><text:span text:style-name="T12">Besoins :</text:span> <text:s/><text:user-field-get text:name="amenaglogt_besoins"/></text:p>
        <text:p text:style-name="P17"><text:span text:style-name="T12">Montant : </text:span><text:span text:style-name="T13"><text:user-field-get text:name="amenaglogt_montantaide"/></text:span></text:p>
        <text:p text:style-name="P3"/>
        <text:p text:style-name="P17"><text:span text:style-name="T17"><text:conditional-text text:condition="ooow:natureaide_acccreaentr == &quot;1&quot;" text:string-value-if-true="☑" text:string-value-if-false="☐" text:current-value="true">☐</text:conditional-text></text:span> <text:span text:style-name="T12">ACCOMPAGNEMENT A LA CREATION D’ENTREPRISE</text:span><text:span text:style-name="T12"> :</text:span></text:p>
        <text:p text:style-name="P20"/>
        <text:p text:style-name="P17"><text:span text:style-name="T12">Dispositif Nacre : <text:tab/>Oui <text:s/></text:span><text:span text:style-name="T17"><text:conditional-text text:condition="ooow:acccreaentr_nacre == &quot;O&quot;" text:string-value-if-true="☑" text:string-value-if-false="☐" text:current-value="true">☐</text:conditional-text></text:span><text:span text:style-name="T12"> </text:span><text:s/><text:span text:style-name="T12"><text:s text:c="18"/><text:tab/>Non </text:span><text:span text:style-name="T17"><text:conditional-text text:condition="ooow:acccreaentr_nacre == &quot;N&quot;" text:string-value-if-true="☑" text:string-value-if-false="☐" text:current-value="true">☐</text:conditional-text></text:span><text:span text:style-name="T12"> </text:span><text:s/><text:span text:style-name="T12"><text:s/></text:span></text:p>
        <text:p text:style-name="P17"><text:span text:style-name="T12">Dispositif Micro-crédit :<text:tab/>Oui <text:s/></text:span><text:span text:style-name="T17"><text:conditional-text text:condition="ooow:acccreaentr_microcredit == &quot;O&quot;" text:string-value-if-true="☑" text:string-value-if-false="☐" text:current-value="true">☐</text:conditional-text></text:span><text:span text:style-name="T12"> </text:span><text:s/><text:span text:style-name="T12"><text:s text:c="12"/><text:tab/><text:tab/>Non </text:span><text:span text:style-name="T17"><text:conditional-text text:condition="ooow:acccreaentr_microcredit == &quot;N&quot;" text:string-value-if-true="☑" text:string-value-if-false="☐" text:current-value="true">☐</text:conditional-text></text:span><text:span text:style-name="T12"> </text:span><text:s/><text:span text:style-name="T12"><text:s/></text:span></text:p>
        <text:p text:style-name="P17"><text:span text:style-name="T12">Projet</text:span><text:span text:style-name="T12"> :</text:span> <text:user-field-get text:name="acccreaentr_projet"/></text:p>
        <text:p text:style-name="P15"/>
        <text:p text:style-name="P17"><text:span text:style-name="T12">Montant : </text:span><text:span text:style-name="T13"><text:user-field-get text:name="acccreaentr_montantaide"/></text:span></text:p>
        <text:p text:style-name="P4"/>
        <text:p text:style-name="P17"><text:span text:style-name="T17"><text:conditional-text text:condition="ooow:natureaide_acqmatprof == &quot;1&quot;" text:string-value-if-true="☑" text:string-value-if-false="☐" text:current-value="true">☐</text:conditional-text></text:span> <text:span text:style-name="T12">ACQUISITION DE MATERIELS PROFESSIONNELS :</text:span> </text:p>
        <text:p text:style-name="P17"/>
        <text:p text:style-name="P17"><text:span text:style-name="T12">Besoins :</text:span> <text:user-field-get text:name="acqmatprof_besoins"/></text:p>
        <text:p text:style-name="P17"/>
        <text:p text:style-name="P17"><text:span text:style-name="T12">Montant : <text:s/></text:span><text:span text:style-name="T12"><text:user-field-get text:name="acqmatprof_montantaide"/></text:span></text:p>
        <text:p text:style-name="P3"/>
        <text:p text:style-name="P31"><text:span text:style-name="T17"><text:conditional-text text:condition="ooow:natureaide_locvehicinsert == &quot;1&quot;" text:string-value-if-true="☑" text:string-value-if-false="☐" text:current-value="true">☐</text:conditional-text></text:span> <text:span text:style-name="T12">AIDE A LA LOCATION D’UN VEHICULE D’INSERTION</text:span><text:span text:style-name="T12"> :</text:span><text:span text:style-name="T2"> </text:span></text:p>
        <text:p text:style-name="P32"/>
        <text:p text:style-name="P31"><text:span text:style-name="T12">Société de location :</text:span><text:span text:style-name="T12"> </text:span><text:span text:style-name="T13"><text:s/></text:span><text:span text:style-name="T13"><text:user-field-get text:name="locvehicinsert_societelocation"/></text:span></text:p>
        <text:p text:style-name="P31"><text:span text:style-name="T12">Durée de location :</text:span> <text:s/><text:user-field-get text:name="locvehicinsert_dureelocation"/> <text:s/><text:span text:style-name="T12">Montant :</text:span> <text:s/><text:user-field-get text:name="locvehicinsert_montantaide"/></text:p>
        <text:p text:style-name="P11"/>
        <text:p text:style-name="P11"/>
        <text:p text:style-name="P11"/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3T17:15:23</meta:creation-date>
    <dc:date>2010-07-30T10:01:52</dc:date>
    <meta:editing-duration>PT09H01M29S</meta:editing-duration>
    <meta:editing-cycles>87</meta:editing-cycles>
    <meta:generator>OpenOffice.org/3.1$Win32 OpenOffice.org_project/310m11$Build-9399</meta:generator>
    <dc:creator>Nicolas Bonsall</dc:creator>
    <meta:document-statistic meta:table-count="1" meta:image-count="0" meta:object-count="0" meta:page-count="4" meta:paragraph-count="74" meta:word-count="416" meta:character-count="2575"/>
    <meta:user-defined meta:name="Info 1"/>
    <meta:user-defined meta:name="Info 2"/>
    <meta:user-defined meta:name="Info 3"/>
    <meta:user-defined meta:name="Info 4"/>
  </office:meta>
</office:document-meta>
</file>